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ans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800000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ce2" office:value-type="string">
            <text:p>Essentials / general</text:p>
          </table:table-cell>
        </table:table-row>
        <table:table-row table:style-name="ro2">
          <table:table-cell office:value-type="string">
            <text:p>7zip 7zip.install 7zip.commandline</text:p>
          </table:table-cell>
          <table:table-cell office:value-type="string">
            <text:p>7-zip (file archiver) <text:a xlink:href="http://www.7-zip.org/" xlink:type="simple">http://www.7-zip.org/</text:a></text:p>
          </table:table-cell>
        </table:table-row>
        <table:table-row table:style-name="ro3">
          <table:table-cell office:value-type="string">
            <text:p>kav</text:p>
          </table:table-cell>
          <table:table-cell office:value-type="string">
            <text:p>Anti-virus, but which one?</text:p>
          </table:table-cell>
        </table:table-row>
        <table:table-row table:style-name="ro2">
          <table:table-cell table:style-name="ce1" office:value-type="string">
            <text:p>adobereader </text:p>
          </table:table-cell>
          <table:table-cell office:value-type="string">
            <text:p>Adobe Reader (PDF reader) <text:a xlink:href="http://get.adobe.com/reader/" xlink:type="simple">http://get.adobe.com/reader/</text:a></text:p>
          </table:table-cell>
        </table:table-row>
        <table:table-row table:style-name="ro2">
          <table:table-cell office:value-type="string">
            <text:p>vlc</text:p>
          </table:table-cell>
          <table:table-cell office:value-type="string">
            <text:p>VLC (video player) <text:a xlink:href="http://www.videolan.org/vlc/" xlink:type="simple">http://www.videolan.org/vlc/</text:a></text:p>
          </table:table-cell>
        </table:table-row>
        <table:table-row table:style-name="ro2">
          <table:table-cell office:value-type="string">
            <text:p>notepadplusplus</text:p>
          </table:table-cell>
          <table:table-cell office:value-type="string">
            <text:p>Notepad++ (text editor) <text:a xlink:href="http://notepad-plus-plus.org/" xlink:type="simple">http://notepad-plus-plus.org/</text:a></text:p>
          </table:table-cell>
        </table:table-row>
        <table:table-row table:style-name="ro2">
          <table:table-cell office:value-type="string">
            <text:p>not applicable</text:p>
          </table:table-cell>
          <table:table-cell office:value-type="string">
            <text:p>iTalc (view/control computers) <text:a xlink:href="http://italc.sourceforge.net/" xlink:type="simple">http://italc.sourceforge.net/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LORLS (resource/reading list management) <text:a xlink:href="http://blog.lboro.ac.uk/lorls/" xlink:type="simple">http://blog.lboro.ac.uk/lorls/</text:a> Server based!</text:p>
          </table:table-cell>
        </table:table-row>
        <table:table-row table:style-name="ro2">
          <table:table-cell office:value-type="string">
            <text:p>not applicable</text:p>
          </table:table-cell>
          <table:table-cell office:value-type="string">
            <text:p>RACHEL (offline wikipedia for schools, videos, reading) <text:a xlink:href="http://rachel.worldpossible.org/" xlink:type="simple">http://rachel.worldpossible.org/</text:a> Best for server based usage!</text:p>
          </table:table-cell>
        </table:table-row>
        <table:table-row table:style-name="ro3">
          <table:table-cell table:style-name="ce1" office:value-type="string">
            <text:p>DotNet4.5 </text:p>
          </table:table-cell>
          <table:table-cell table:style-name="ce4" office:value-type="string">
            <text:p>Dot Net 4.5 Framework Full </text:p>
          </table:table-cell>
        </table:table-row>
        <table:table-row table:style-name="ro1">
          <table:table-cell/>
          <table:table-cell table:style-name="ce2" office:value-type="string">
            <text:p>Graphics</text:p>
          </table:table-cell>
        </table:table-row>
        <table:table-row table:style-name="ro2">
          <table:table-cell office:value-type="string">
            <text:p>krita</text:p>
          </table:table-cell>
          <table:table-cell office:value-type="string">
            <text:p>Krita (digital painting and illustration application) <text:a xlink:href="https://krita.org/download/krita-desktop/" xlink:type="simple">https://krita.org/download/krita-desktop/</text:a></text:p>
          </table:table-cell>
        </table:table-row>
        <table:table-row table:style-name="ro4">
          <table:table-cell table:style-name="ce1" office:value-type="string">
            <text:p>InkScape -Version 0.48.5 </text:p>
          </table:table-cell>
          <table:table-cell office:value-type="string">
            <text:p>Inkscape (vector graphics) <text:a xlink:href="https://inkscape.org/en/" xlink:type="simple">https://inkscape.org/en/</text:a></text:p>
          </table:table-cell>
        </table:table-row>
        <table:table-row table:style-name="ro2">
          <table:table-cell table:style-name="ce1" office:value-type="string">
            <text:p>paint.net </text:p>
          </table:table-cell>
          <table:table-cell office:value-type="string">
            <text:p>paint.net (image and photo editing) <text:a xlink:href="http://www.getpaint.net/" xlink:type="simple">http://www.getpaint.net/</text:a></text:p>
          </table:table-cell>
        </table:table-row>
        <table:table-row table:style-name="ro2">
          <table:table-cell office:value-type="string">
            <text:p>gimp</text:p>
          </table:table-cell>
          <table:table-cell office:value-type="string">
            <text:p>GIMP (image manipulation) <text:a xlink:href="http://www.gimp.org/" xlink:type="simple">http://www.gimp.org/</text:a></text:p>
          </table:table-cell>
        </table:table-row>
        <table:table-row table:style-name="ro2">
          <table:table-cell office:value-type="string">
            <text:p>dia</text:p>
          </table:table-cell>
          <table:table-cell office:value-type="string">
            <text:p>Dia (diagrams) <text:a xlink:href="http://dia-installer.de/" xlink:type="simple">http://dia-installer.de/</text:a></text:p>
          </table:table-cell>
        </table:table-row>
        <table:table-row table:style-name="ro1">
          <table:table-cell/>
          <table:table-cell table:style-name="ce2" office:value-type="string">
            <text:p>Web</text:p>
          </table:table-cell>
        </table:table-row>
        <table:table-row table:style-name="ro2">
          <table:table-cell office:value-type="string">
            <text:p>firefox</text:p>
          </table:table-cell>
          <table:table-cell office:value-type="string">
            <text:p>Firefox <text:a xlink:href="https://www.mozilla.org/firefox" xlink:type="simple">https://www.mozilla.org/firefox</text:a></text:p>
          </table:table-cell>
        </table:table-row>
        <table:table-row table:style-name="ro2">
          <table:table-cell table:style-name="ce1" office:value-type="string">
            <text:p>thunderbird </text:p>
          </table:table-cell>
          <table:table-cell office:value-type="string">
            <text:p>Thunderbird <text:a xlink:href="https://www.mozilla.org/thunderbird/" xlink:type="simple">https://www.mozilla.org/thunderbird/</text:a></text:p>
          </table:table-cell>
        </table:table-row>
        <table:table-row table:style-name="ro2">
          <table:table-cell table:style-name="ce1" office:value-type="string">
            <text:p>bluegriffon </text:p>
          </table:table-cell>
          <table:table-cell office:value-type="string">
            <text:p>Blue Griffon (WYSIWYG content editor) <text:a xlink:href="http://bluegriffon.org/" xlink:type="simple">http://bluegriffon.org/</text:a></text:p>
          </table:table-cell>
        </table:table-row>
        <table:table-row table:style-name="ro1">
          <table:table-cell/>
          <table:table-cell table:style-name="ce2" office:value-type="string">
            <text:p>Programming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BASIC-256 (BASIC) <text:a xlink:href="http://www.basic256.org/index_en" xlink:type="simple">http://www.basic256.org/index_en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Scratch (visual programming) <text:a xlink:href="http://scratch.mit.edu/" xlink:type="simple">http://scratch.mit.edu/</text:a></text:p>
          </table:table-cell>
        </table:table-row>
        <table:table-row table:style-name="ro3">
          <table:table-cell office:value-type="string">
            <text:p>python</text:p>
          </table:table-cell>
          <table:table-cell table:style-name="ce4" office:value-type="string">
            <text:p>Python</text:p>
          </table:table-cell>
        </table:table-row>
        <table:table-row table:style-name="ro2">
          <table:table-cell office:value-type="string">
            <text:p>Cygwin</text:p>
          </table:table-cell>
          <table:table-cell table:style-name="ce4" office:value-type="string">
            <text:p>C/cygwin</text:p>
          </table:table-cell>
        </table:table-row>
        <table:table-row table:style-name="ro1">
          <table:table-cell/>
          <table:table-cell table:style-name="ce2" office:value-type="string">
            <text:p>Math</text:p>
          </table:table-cell>
        </table:table-row>
        <table:table-row table:style-name="ro2">
          <table:table-cell office:value-type="string">
            <text:p>SciLab</text:p>
          </table:table-cell>
          <table:table-cell office:value-type="string">
            <text:p>Scilab (mathematical functions, programming, visualisation) <text:a xlink:href="http://www.scilab.org/" xlink:type="simple">http://www.scilab.org/</text:a></text:p>
          </table:table-cell>
        </table:table-row>
        <table:table-row table:style-name="ro2">
          <table:table-cell table:style-name="ce1" office:value-type="string">
            <text:p>geogebra </text:p>
          </table:table-cell>
          <table:table-cell office:value-type="string">
            <text:p>GeoGebra (interactive mathematics, collaboration) <text:a xlink:href="http://www.geogebra.org/" xlink:type="simple">http://www.geogebra.org/</text:a></text:p>
          </table:table-cell>
        </table:table-row>
        <table:table-row table:style-name="ro1">
          <table:table-cell/>
          <table:table-cell table:style-name="ce2" office:value-type="string">
            <text:p>Office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WriteType (writing) <text:a xlink:href="http://writetype.bernsteinforpresident.com/" xlink:type="simple">http://writetype.bernsteinforpresident.com/</text:a></text:p>
          </table:table-cell>
        </table:table-row>
        <table:table-row table:style-name="ro2">
          <table:table-cell table:style-name="ce1" office:value-type="string">
            <text:p>tipp10 </text:p>
          </table:table-cell>
          <table:table-cell office:value-type="string">
            <text:p>TIPP10 (typing) <text:a xlink:href="http://www.tipp10.com/en/" xlink:type="simple">http://www.tipp10.com/en/</text:a></text:p>
          </table:table-cell>
        </table:table-row>
        <table:table-row table:style-name="ro2">
          <table:table-cell table:style-name="ce1" office:value-type="string">
            <text:p>libreoffice </text:p>
          </table:table-cell>
          <table:table-cell office:value-type="string">
            <text:p>LibreOffice (office suite) <text:a xlink:href="https://www.libreoffice.org/" xlink:type="simple">https://www.libreoffice.org/</text:a></text:p>
          </table:table-cell>
        </table:table-row>
        <table:table-row table:style-name="ro1">
          <table:table-cell/>
          <table:table-cell table:style-name="ce2" office:value-type="string">
            <text:p>Science</text:p>
          </table:table-cell>
        </table:table-row>
        <table:table-row table:style-name="ro2">
          <table:table-cell table:style-name="ce1" office:value-type="string">
            <text:p>stellarium </text:p>
          </table:table-cell>
          <table:table-cell office:value-type="string">
            <text:p>Stellarium (planetarium) <text:a xlink:href="http://www.stellarium.org/" xlink:type="simple">http://www.stellarium.org/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Celestia (space simulation) <text:a xlink:href="http://www.shatters.net/celestia/" xlink:type="simple">http://www.shatters.net/celestia/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Marble (virtual globe and world atlas) <text:a xlink:href="https://marble.kde.org/" xlink:type="simple">https://marble.kde.org/</text:a></text:p>
          </table:table-cell>
        </table:table-row>
        <table:table-row table:style-name="ro1">
          <table:table-cell/>
          <table:table-cell table:style-name="ce2" office:value-type="string">
            <text:p>Educational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GCompris (software suite from age 2 to 10) <text:a xlink:href="http://gcompris.net/index-en.html" xlink:type="simple">http://gcompris.net/index-en.html</text:a>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Childsplay (educational activities for young children) <text:a xlink:href="http://www.childsplay.mobi/" xlink:type="simple">http://www.childsplay.mobi/</text:a></text:p>
          </table:table-cell>
        </table:table-row>
        <table:table-row table:style-name="ro1">
          <table:table-cell/>
          <table:table-cell table:style-name="ce2" office:value-type="string">
            <text:p>Electronics</text:p>
          </table:table-cell>
        </table:table-row>
        <table:table-row table:style-name="ro2">
          <table:table-cell office:value-type="string">
            <text:p>not available</text:p>
          </table:table-cell>
          <table:table-cell office:value-type="string">
            <text:p>Fritzing (board design) <text:a xlink:href="http://fritzing.org/home/" xlink:type="simple">http://fritzing.org/home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 </meta:initial-creator>
    <meta:creation-date>2014-11-12T19:30:56.52</meta:creation-date>
    <dc:date>2014-11-12T19:59:58.28</dc:date>
    <dc:creator>Fré </dc:creator>
    <meta:editing-duration>PT13M41S</meta:editing-duration>
    <meta:editing-cycles>1</meta:editing-cycles>
    <meta:document-statistic meta:table-count="1" meta:cell-count="73" meta:object-count="0"/>
    <meta:generator>LibreOffice/3.6$Windows_x86 LibreOffice_project/2ef5aff-a6fb0ff-166bdff-cf087ad-0f1389</meta:generator>
  </office:meta>
</office:document-meta>
</file>